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1ee9" officeooo:paragraph-rsid="00011e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!!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4T11:45:07.991329942</meta:creation-date>
    <dc:date>2021-02-04T11:45:25.419330083</dc:date>
    <meta:editing-duration>PT18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6.4.6.2$Linux_X86_64 LibreOffice_project/40$Build-2</meta:generator>
  </office:meta>
</office:document-meta>
</file>